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75H03M00S" calcext:value-type="time">
            <text:p>75:03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4]-[.B4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5]-[.B4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6]-[.B46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7]-[.B4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8]-[.B4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49]-[.B49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0]-[.B5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1]-[.B5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2]-[.B5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C53]-[.B53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9">00/00/0000</text:date>, <text:time style:data-style-name="N2" text:time-value="12:57:30.57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4-29T17:52:44.291000000</dc:date>
    <meta:editing-duration>P5DT10H28M19S</meta:editing-duration>
    <meta:editing-cycles>100</meta:editing-cycles>
    <meta:generator>LibreOffice/7.2.5.2$Windows_X86_64 LibreOffice_project/499f9727c189e6ef3471021d6132d4c694f357e5</meta:generator>
    <meta:document-statistic meta:table-count="1" meta:cell-count="226" meta:object-count="0"/>
  </office:meta>
</office:document-meta>
</file>